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quant à elle affichait une expression mêlée d'amusement et de ressentiment vis-à-vis de l'objet que la blondinette tenait toujours en main, fut la première à prendre la par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2-05T00:05:02.16</dc:date>
    <meta:editing-duration>PT3H19M44S</meta:editing-duration>
    <meta:editing-cycles>213</meta:editing-cycles>
    <meta:generator>OpenOffice/4.1.2$Win32 OpenOffice.org_project/412m3$Build-9782</meta:generator>
    <meta:document-statistic meta:table-count="0" meta:image-count="0" meta:object-count="0" meta:page-count="2" meta:paragraph-count="9" meta:word-count="925" meta:character-count="5724"/>
  </office:meta>
</office:document-meta>
</file>